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ru" fo:country="RU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language="ru" fo:country="RU" fo:font-style="normal" fo:font-weight="bold" style:font-size-asian="20pt" style:font-style-asian="normal" style:font-weight-asian="bold" style:font-size-complex="20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слеживание и подавление угроз в компьютерных сетях</text:p>
      <text:p text:style-name="P2"/>
      <text:p text:style-name="P1"><text:tab/>Если сделать упор на реакцию при возникновении угроз, то можно выделить два типа прокси:</text:p>
      <text:p text:style-name="P1"><text:tab/>1. IDSes (Intrusion Detection Systems) -- своеобразные сенсоры, которые</text:p>
      <text:p text:style-name="P1">отслеживают вредоносный трафик по сигнатурам и различными способами оповещают при его обнаружении. Обычно трафик через них не «пропускается», а копируется в их сторону для параллельного анализа (promiscuous).</text:p>
      <text:p text:style-name="P1"><text:tab/>2. IPSes (Intrusion Prevention Systems) -- не просто отслеживают вредоносный трафик, а и способны самостоятельно его заблокировать. Обычно трафик «пропускается» через них (inline).</text:p>
      <text:p text:style-name="P1"><text:tab/>Существует много видов и способов атак, но также есть и достаточное</text:p>
      <text:p text:style-name="P1">количество способов защиты от них. При работе в Интернете рекомендуется</text:p>
      <text:p text:style-name="P1">выполнять следующие требования:</text:p>
      <text:p text:style-name="P1">- Пользуйтесь паролями</text:p>
      <text:p text:style-name="P1">- Работайте на компьютере под учетной записью с ограниченными правами</text:p>
      <text:p text:style-name="P1">- Используйте шифрование данных</text:p>
      <text:p text:style-name="P1">- Регулярно выполняйте обновления программного обеспечения</text:p>
      <text:p text:style-name="P1">- Используйте и регулярно обновляйте антивирусные программы</text:p>
      <text:p text:style-name="P1">- Используйте межсетевой экран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5:47:29.659981601</meta:creation-date>
    <dc:date>2023-05-13T15:49:00.570769900</dc:date>
    <meta:editing-duration>PT1M31S</meta:editing-duration>
    <meta:editing-cycles>1</meta:editing-cycles>
    <meta:document-statistic meta:table-count="0" meta:image-count="0" meta:object-count="0" meta:page-count="1" meta:paragraph-count="14" meta:word-count="138" meta:character-count="1041" meta:non-whitespace-character-count="913"/>
    <meta:generator>LibreOffice/7.3.7.2$Linux_X86_64 LibreOffice_project/30$Build-2</meta:generator>
  </office:meta>
</office:document-meta>
</file>